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0.94pt"/>
    </style:style>
    <style:style style:name="co13" style:family="table-column">
      <style:table-column-properties fo:break-before="auto" style:column-width="50.14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210.7pt"/>
    </style:style>
    <style:style style:name="co17" style:family="table-column">
      <style:table-column-properties fo:break-before="auto" style:column-width="111.15pt"/>
    </style:style>
    <style:style style:name="co18" style:family="table-column">
      <style:table-column-properties fo:break-before="auto" style:column-width="84.9pt"/>
    </style:style>
    <style:style style:name="co19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6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6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6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6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6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6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  <table:table-cell table:formula="of:=[Sold.R8]+[Sold.R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6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6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L10:.L13])" office:value-type="float" office:value="353.93" calcext:value-type="float">
            <text:p>353.93</text:p>
          </table:table-cell>
          <table:table-cell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6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office:value-type="string" calcext:value-type="string">
            <text:p>Zysk:</text:p>
          </table:table-cell>
          <table:table-cell table:formula="of:=SUM([Sold.M10:.M13])" office:value-type="float" office:value="146.43" calcext:value-type="float">
            <text:p>146.43</text:p>
          </table:table-cell>
          <table:table-cell table:formula="of:=[Sold.R13]+[Sold.R12]"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3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style-name="ce4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3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3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3"/>
          <table:table-cell table:style-name="ce4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6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3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6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3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6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3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6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6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table:number-columns-repeated="3"/>
        </table:table-row>
        <table:table-row table:style-name="ro1" table:number-rows-repeated="104855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lling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ce3"/>
        <table:table-column table:style-name="co11" table:default-cell-style-name="ce5"/>
        <table:table-column table:style-name="co19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 table:style-name="Default"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 office:value-type="float" office:value="49" calcext:value-type="float">
            <text:p>4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1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table:style-name="ce8"/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10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5:.C62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53:.C80])" office:value-type="float" office:value="1184.17" calcext:value-type="float">
            <text:p>1184.17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formula="of:=SUM([Bought.C92:.C102])" office:value-type="float" office:value="485.56" calcext:value-type="float">
            <text:p>485.56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ummary.D3]-[Summary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ummary.D4]-[Summary.C4]" office:value-type="float" office:value="-570.37" calcext:value-type="float">
            <text:p>-570.37</text:p>
          </table:table-cell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office:value-type="float" office:value="485.56" calcext:value-type="float">
            <text:p>485.56</text:p>
          </table:table-cell>
          <table:table-cell office:value-type="float" office:value="922.02" calcext:value-type="float">
            <text:p>922.02</text:p>
          </table:table-cell>
          <table:table-cell table:formula="of:=[Summary.D5]-[Summary.C5]" office:value-type="float" office:value="436.46" calcext:value-type="float">
            <text:p>436.46</text:p>
          </table:table-cell>
        </table:table-row>
      </table:table>
      <table:named-expressions/>
      <table:database-ranges>
        <table:database-range table:name="__Anonymous_Sheet_DB__1" table:target-range-address="Selling.A1:Selling.H25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G71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97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20:04:00.536317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2-23T20:31:39.134153385</dc:date>
    <meta:editing-duration>P1DT11H43M54S</meta:editing-duration>
    <meta:editing-cycles>94</meta:editing-cycles>
    <meta:generator>LibreOffice/5.1.4.2$Linux_X86_64 LibreOffice_project/10m0$Build-2</meta:generator>
    <meta:document-statistic meta:table-count="5" meta:cell-count="1319" meta:object-count="0"/>
  </office:meta>
</office:document-meta>
</file>